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App Name:</text:span><text:s/>bloggerapp</text:p>
      <text:p text:style-name="P3">App.js</text:p>
      <text:p text:style-name="Normal">import React, { useState } from 'react';</text:p>
      <text:p text:style-name="Normal">import BookDetails from './Components/BookDetails';</text:p>
      <text:p text:style-name="Normal">import BlogDetails from './Components/BlogDetails';</text:p>
      <text:p text:style-name="Normal">import CourseDetails from './Components/CourseDetails';</text:p>
      <text:p text:style-name="Normal"/>
      <text:p text:style-name="Normal">function App() {</text:p>
      <text:p text:style-name="Normal"><text:s text:c="2"/>const [view, setView] = useState('books');</text:p>
      <text:p text:style-name="Normal"/>
      <text:p text:style-name="Normal"><text:s text:c="2"/>let content;</text:p>
      <text:p text:style-name="Normal"><text:s text:c="2"/>switch (view) {</text:p>
      <text:p text:style-name="Normal"><text:s text:c="4"/>case 'books':</text:p>
      <text:p text:style-name="Normal"><text:s text:c="6"/>content = &lt;BookDetails /&gt;;</text:p>
      <text:p text:style-name="Normal"><text:s text:c="6"/>break;</text:p>
      <text:p text:style-name="Normal"><text:s text:c="4"/>case 'blogs':</text:p>
      <text:p text:style-name="Normal"><text:s text:c="6"/>content = &lt;BlogDetails /&gt;;</text:p>
      <text:p text:style-name="Normal"><text:s text:c="6"/>break;</text:p>
      <text:p text:style-name="Normal"><text:s text:c="4"/>case 'courses':</text:p>
      <text:p text:style-name="Normal"><text:s text:c="6"/>content = &lt;CourseDetails /&gt;;</text:p>
      <text:p text:style-name="Normal"><text:s text:c="6"/>break;</text:p>
      <text:p text:style-name="Normal"><text:s text:c="4"/>default:</text:p>
      <text:p text:style-name="Normal"><text:s text:c="6"/>content = &lt;p&gt;Select a view&lt;/p&gt;;</text:p>
      <text:p text:style-name="Normal"><text:s text:c="2"/>}</text:p>
      <text:p text:style-name="Normal"/>
      <text:p text:style-name="Normal"><text:s text:c="2"/>return (</text:p>
      <text:p text:style-name="Normal"><text:s text:c="4"/>&lt;div&gt;</text:p>
      <text:p text:style-name="Normal"><text:s text:c="6"/>&lt;h1&gt;Blogger App&lt;/h1&gt;</text:p>
      <text:soft-page-break/>
      <text:p text:style-name="Normal"><text:s text:c="6"/>&lt;button onClick={() =&gt; setView('books')}&gt;Books&lt;/button&gt;</text:p>
      <text:p text:style-name="Normal"><text:s text:c="6"/>&lt;button onClick={() =&gt; setView('blogs')}&gt;Blogs&lt;/button&gt;</text:p>
      <text:p text:style-name="Normal"><text:s text:c="6"/>&lt;button onClick={() =&gt; setView('courses')}&gt;Courses&lt;/button&gt;</text:p>
      <text:p text:style-name="Normal"><text:s text:c="6"/>{content}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App;</text:p>
      <text:p text:style-name="Normal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4">BookDetails.js</text:p>
      <text:p text:style-name="Normal">import React from 'react';</text:p>
      <text:p text:style-name="Normal"/>
      <text:p text:style-name="Normal">function BookDetails() {</text:p>
      <text:p text:style-name="Normal"><text:s text:c="2"/>return (</text:p>
      <text:p text:style-name="Normal"><text:s text:c="4"/>&lt;div&gt;</text:p>
      <text:p text:style-name="Normal"><text:s text:c="6"/>&lt;h2&gt;Book Details&lt;/h2&gt;</text:p>
      <text:p text:style-name="Normal"><text:s text:c="6"/>&lt;ul&gt;</text:p>
      <text:p text:style-name="Normal"><text:s text:c="8"/>&lt;li&gt;Title: React Mastery&lt;/li&gt;</text:p>
      <text:p text:style-name="Normal"><text:s text:c="8"/>&lt;li&gt;Author: Dan Abramov&lt;/li&gt;</text:p>
      <text:p text:style-name="Normal"><text:s text:c="6"/>&lt;/ul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BookDetails;</text:p>
      <text:p text:style-name="P5">BlogDetails.js</text:p>
      <text:p text:style-name="Normal">import React from 'react';</text:p>
      <text:soft-page-break/>
      <text:p text:style-name="Normal">function BlogDetails() {</text:p>
      <text:p text:style-name="Normal"><text:s text:c="2"/>return (</text:p>
      <text:p text:style-name="Normal"><text:s text:c="4"/>&lt;div&gt;</text:p>
      <text:p text:style-name="Normal"><text:s text:c="6"/>&lt;h2&gt;Blog Details&lt;/h2&gt;</text:p>
      <text:p text:style-name="Normal"><text:s text:c="6"/>&lt;ul&gt;</text:p>
      <text:p text:style-name="Normal"><text:s text:c="8"/>&lt;li&gt;Post: Learning React Hooks&lt;/li&gt;</text:p>
      <text:p text:style-name="Normal"><text:s text:c="8"/>&lt;li&gt;Author: Sophie Alpert&lt;/li&gt;</text:p>
      <text:p text:style-name="Normal"><text:s text:c="6"/>&lt;/ul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BlogDetails;</text:p>
      <text:p text:style-name="P6">CourseDetails.js</text:p>
      <text:p text:style-name="Normal">import React from 'react';</text:p>
      <text:p text:style-name="Normal"/>
      <text:p text:style-name="Normal">function CourseDetails() {</text:p>
      <text:p text:style-name="Normal"><text:s text:c="2"/>return (</text:p>
      <text:p text:style-name="Normal"><text:s text:c="4"/>&lt;div&gt;</text:p>
      <text:p text:style-name="Normal"><text:s text:c="6"/>&lt;h2&gt;Course Details&lt;/h2&gt;</text:p>
      <text:p text:style-name="Normal"><text:s text:c="6"/>&lt;ul&gt;</text:p>
      <text:p text:style-name="Normal"><text:s text:c="8"/>&lt;li&gt;Course: Advanced React&lt;/li&gt;</text:p>
      <text:p text:style-name="Normal"><text:s text:c="8"/>&lt;li&gt;Instructor: Kent C. Dodds&lt;/li&gt;</text:p>
      <text:p text:style-name="Normal"><text:s text:c="6"/>&lt;/ul&gt;</text:p>
      <text:p text:style-name="Normal"><text:s text:c="4"/>&lt;/div&gt;</text:p>
      <text:p text:style-name="Normal"><text:s text:c="2"/>);</text:p>
      <text:p text:style-name="Normal">}</text:p>
      <text:p text:style-name="Normal">export default CourseDetails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8-01T05:14:00Z</meta:creation-date>
    <dc:date>2025-08-01T05:16:00Z</dc:date>
    <meta:template xlink:href="Normal.dotm" xlink:type="simple"/>
    <meta:editing-cycles>2</meta:editing-cycles>
    <meta:editing-duration>PT120S</meta:editing-duration>
    <meta:document-statistic meta:page-count="4" meta:paragraph-count="3" meta:word-count="251" meta:character-count="1679" meta:row-count="11" meta:non-whitespace-character-count="1431"/>
  </office:meta>
</office:document-meta>
</file>